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a78d"/>
    </style:style>
    <style:style style:name="P2" style:family="paragraph" style:parent-style-name="Standard">
      <style:text-properties fo:font-style="italic" officeooo:paragraph-rsid="0009a78d" style:font-style-asian="italic" style:font-style-complex="italic"/>
    </style:style>
    <style:style style:name="P3" style:family="paragraph" style:parent-style-name="Standard">
      <style:text-properties fo:font-style="italic" officeooo:paragraph-rsid="000bc63a" style:font-style-asian="italic" style:font-style-complex="italic"/>
    </style:style>
    <style:style style:name="P4" style:family="paragraph" style:parent-style-name="Standard">
      <style:text-properties officeooo:rsid="0009a78d" officeooo:paragraph-rsid="0009a78d"/>
    </style:style>
    <style:style style:name="P5" style:family="paragraph" style:parent-style-name="Standard">
      <style:text-properties officeooo:paragraph-rsid="000a5bf4"/>
    </style:style>
    <style:style style:name="P6" style:family="paragraph" style:parent-style-name="Standard">
      <style:text-properties officeooo:paragraph-rsid="000bc63a"/>
    </style:style>
    <style:style style:name="T1" style:family="text">
      <style:text-properties fo:font-style="italic" style:font-style-asian="italic" style:font-style-complex="italic"/>
    </style:style>
    <style:style style:name="T2" style:family="text">
      <style:text-properties fo:font-style="italic" officeooo:rsid="000a5bf4" style:font-style-asian="italic" style:font-style-complex="italic"/>
    </style:style>
    <style:style style:name="T3" style:family="text">
      <style:text-properties fo:font-style="italic" officeooo:rsid="000bc63a" style:font-style-asian="italic" style:font-style-complex="italic"/>
    </style:style>
    <style:style style:name="T4" style:family="text">
      <style:text-properties officeooo:rsid="000a5bf4"/>
    </style:style>
    <style:style style:name="T5" style:family="text">
      <style:text-properties officeooo:rsid="000bc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ewer #4: In this paper the author(s) conduct a field experiment to examine the effect of fora called baraza on service delivery outcomes in health, education, agriculture, and infrastructure. Overall, they find little impact of this program on service delivery outcomes.<text:line-break/><text:line-break/>I can see that this paper is at the R&amp;R stage and has already received a set of detailed comments from two reviewers. I think the authors have done a reasonable job addressing those comments. Nevertheless, I find the paper as it is currently written as difficult to navigate. That is due in large part to the fact that the way the paper is written it sounds like "Barazas did not impact service delivery. Except when you look at a particular level, a particular outcome, or a particular sub-group/heterogeneous effect." But we don't have a framework for thinking about the handful of places where they do find treatment effects so it feels both ad hoc and cherry picked.</text:p>
      <text:p text:style-name="P5"><text:line-break/>My own read is that the main punchline is that barazas did not have the intended effects, with a few relatively minor exceptions. I think it would be more helpful to reorient the paper around understanding why that was the case than to delineate all the other places that some treatment effects were observed, especially if these were "exploratory" and not pre-specified.</text:p>
      <text:p text:style-name="P5"/>
      <text:p text:style-name="P6"><text:span text:style-name="T2">Thank you for your suggestion. We have removed the entire exploratory analysis, including the heterogeneity analysis and are now clear that barazas did not have the intended effects.</text:span><text:line-break/><text:line-break/>The authors have begun to do this in response to R3's comments, but almost completely absent from the discussion is the political environment in which the barazas operate, the politics of the barazas themselves, how the program might have been received in pro-government and pro-opposition areas, how exactly elections impacted the program, the fact that the OPM has been embroiled in corruption scandals numerous times, etc.</text:p>
      <text:p text:style-name="P3"/>
      <text:p text:style-name="P6"><text:span text:style-name="T3">Thank you for this comment. We have, at various points the manuscript, added discussions on the political environment in which the barazas are implemented. Examples and details are below.</text:span><text:span text:style-name="T5"> </text:span><text:line-break/><text:line-break/>Just to give a few examples - 1)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hile they serve somewhat different functions, barazas should not be thought of as an entirely new institution and people probably have preconceived views about them, especially when they are implemented by the government.</text:p>
      <text:p text:style-name="P2"/>
      <text:p text:style-name="P4"><text:span text:style-name="T1">We added the following text to the nature of the baraza institution to point out </text:span><text:span text:style-name="T2">the history and as a segway to a more elaborate discussion of the effect of political environment in the discussion.</text:span><text:span text:style-name="T4"> </text:span></text:p>
      <text:p text:style-name="P2"/>
      <text:p text:style-name="P2">“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 out or even replace alternative community fora that are potentially more inclusive and more critical of the ruling elite.<text:note text:id="ftn0" text:note-class="footnote"><text:note-citation>1</text:note-citation><text:note-body><text:p text:style-name="P2">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p></text:note-body></text:note> In the limiting case, government run barazas may completely bypass the initial aim of increasing accountability and simply become instruments of propaganda.”</text:p>
      <text:p text:style-name="P2"><text:soft-page-break/></text:p>
      <text:p text:style-name="P1"><text:line-break/>2) The authors note that the RDCs office chairs the baraza in each district. The RDC is a political office and RDCs are presidential appointees. This is a curious feature of the program since one might think that this sort of meeting should be a purely bureaucratic affair run by the district CAO. It is a feature that might affect how people view the barazas but also indicative of what their purpose is, perhaps beyond simply improving service delivery.<text:line-break/>3) A major challenge for the study was that the roll out of the program was severely delayed as well as interrupted by the 2016 elections. However there is no context provided about how the elections affected the program and thus whether there were additional impacts beyond simply slowing down the timeline.<text:line-break/><text:line-break/>All of this is to say that the paper is lacking political context, which seems critical for understanding why the program w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 out or even replace alternative community fora that are potentially more inclusive and more critical of the ruling elite.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 In the limiting case, government run barazas may completely bypass the initial aim of increasing accountability and simply become instruments of propaganda.as implemented, how the program was implemented, how it was perceived by the public and the bureaucracy, and thus the ultimate (lack of) impacts it had.<text:line-break/><text:line-break/>If it is the case that the authors do think that the various exploratory analyses point toward a clear set of conditions under which barazas have the intended effect, then they should make this case much more clearly. To me this feels like a stretch.<text:line-break/><text:line-break/><text:line-break/><text:line-break/><text:line-break/>Minor notes:<text:line-break/>* Uganda now has 140 districts, so either update in the paper or say that it was 112 at the time of the study<text:line-break/>* The authors suggest that their finding that there are larger treatment effects in areas with high ethnic fractionalization suggests that the program can help in areas with weak social ties. What are the correlates of high ELF? In my experience these tend to be relatively more urban areas, but in any case it would help to show the correlates of ELF to assess other possible mechanisms linking the two.<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0:16:27.341827011</meta:creation-date>
    <dc:date>2023-05-15T13:23:28.703927751</dc:date>
    <meta:editing-duration>PT29M39S</meta:editing-duration>
    <meta:editing-cycles>3</meta:editing-cycles>
    <meta:generator>LibreOffice/7.3.7.2$Linux_X86_64 LibreOffice_project/30$Build-2</meta:generator>
    <meta:document-statistic meta:table-count="0" meta:image-count="0" meta:object-count="0" meta:page-count="2" meta:paragraph-count="8" meta:word-count="1141" meta:character-count="6901" meta:non-whitespace-character-count="5754"/>
  </office:meta>
</office:document-meta>
</file>